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4B020FC68B6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26cm" svg:height="19.589cm" svg:x="8.37cm" svg:y="1.254cm">
          <draw:image xlink:href="Pictures/10000000000002BC000004B020FC68B6.tif" xlink:type="simple" xlink:show="embed" xlink:actuate="onLoad">
            <text:p/>
          </draw:image>
        </draw:frame>
        <draw:custom-shape draw:style-name="gr2" draw:text-style-name="P1" draw:layer="layout" svg:width="1.778cm" svg:height="26.416cm" svg:x="14.335cm" svg:y="-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7cm" svg:height="6.477cm" svg:x="19.79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0.508cm" svg:x="20.304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0.762cm" svg:x="21.066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0.222cm" svg:x="14.335cm" svg:y="20.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9T16:32:50</meta:creation-date>
    <dc:date>2014-05-27T15:42:02.660024049</dc:date>
    <meta:editing-duration>PT2H16M49S</meta:editing-duration>
    <meta:editing-cycles>100</meta:editing-cycles>
    <meta:generator>LibreOffice/4.2.3.3$Linux_X86_64 LibreOffice_project/420m0$Build-3</meta:generator>
    <meta:document-statistic meta:object-count="6"/>
  </office:meta>
</office:document-meta>
</file>